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0d3a5e" officeooo:paragraph-rsid="000d3a5e"/>
    </style:style>
    <style:style style:name="P2" style:family="paragraph" style:parent-style-name="Text_20_body">
      <style:text-properties fo:font-size="16pt" style:text-underline-style="none" fo:font-weight="normal" officeooo:rsid="000d3a5e" officeooo:paragraph-rsid="000e62db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6pt" style:text-underline-style="none" fo:font-weight="normal" officeooo:rsid="00cfccbe" officeooo:paragraph-rsid="000e62db" style:font-size-asian="14pt" style:font-weight-asian="normal" style:font-size-complex="16pt" style:font-weight-complex="normal"/>
    </style:style>
    <style:style style:name="P4" style:family="paragraph" style:parent-style-name="Text_20_body">
      <style:text-properties fo:font-size="16pt" style:text-underline-style="none" fo:font-weight="normal" officeooo:rsid="00d325e1" officeooo:paragraph-rsid="000e62db" style:font-size-asian="14pt" style:font-weight-asian="normal" style:font-size-complex="16pt" style:font-weight-complex="normal"/>
    </style:style>
    <style:style style:name="P5" style:family="paragraph" style:parent-style-name="Text_20_body">
      <style:text-properties fo:font-size="16pt" style:text-underline-style="none" fo:font-weight="normal" officeooo:rsid="00d4369f" officeooo:paragraph-rsid="000e62db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6pt" style:text-underline-style="none" fo:font-weight="normal" officeooo:rsid="00d62b5a" officeooo:paragraph-rsid="000e62db" style:font-size-asian="14pt" style:font-weight-asian="normal" style:font-size-complex="16pt" style:font-weight-complex="normal"/>
    </style:style>
    <style:style style:name="P7" style:family="paragraph" style:parent-style-name="Text_20_body">
      <style:text-properties fo:font-size="16pt" style:text-underline-style="none" fo:font-weight="normal" officeooo:rsid="00d7f376" officeooo:paragraph-rsid="000e62db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0d97828" officeooo:paragraph-rsid="000e62db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normal" officeooo:rsid="00d9f087" officeooo:paragraph-rsid="000e62db" style:font-size-asian="14pt" style:font-weight-asian="normal" style:font-size-complex="16pt" style:font-weight-complex="normal"/>
    </style:style>
    <style:style style:name="P10" style:family="paragraph" style:parent-style-name="Text_20_body">
      <style:text-properties fo:font-size="16pt" style:text-underline-style="none" fo:font-weight="normal" officeooo:rsid="00dbde38" officeooo:paragraph-rsid="000e62db" style:font-size-asian="14pt" style:font-weight-asian="normal" style:font-size-complex="16pt" style:font-weight-complex="normal"/>
    </style:style>
    <style:style style:name="P11" style:family="paragraph" style:parent-style-name="Text_20_body">
      <style:text-properties fo:font-size="16pt" style:text-underline-style="none" fo:font-weight="normal" officeooo:rsid="00dd1bff" officeooo:paragraph-rsid="000e62db" style:font-size-asian="14pt" style:font-weight-asian="normal" style:font-size-complex="16pt" style:font-weight-complex="normal"/>
    </style:style>
    <style:style style:name="P12" style:family="paragraph" style:parent-style-name="Text_20_body">
      <style:text-properties fo:font-size="16pt" style:text-underline-style="none" fo:font-weight="normal" officeooo:rsid="00e0b779" officeooo:paragraph-rsid="000e62db" style:font-size-asian="14pt" style:font-weight-asian="normal" style:font-size-complex="16pt" style:font-weight-complex="normal"/>
    </style:style>
    <style:style style:name="P13" style:family="paragraph" style:parent-style-name="Text_20_body" style:list-style-name="L1">
      <style:text-properties fo:font-size="16pt" style:text-underline-style="none" fo:font-weight="normal" officeooo:rsid="00e21c41" officeooo:paragraph-rsid="000e62db" style:font-size-asian="14pt" style:font-weight-asian="normal" style:font-size-complex="16pt" style:font-weight-complex="normal"/>
    </style:style>
    <style:style style:name="P14" style:family="paragraph" style:parent-style-name="Text_20_body" style:list-style-name="L1">
      <style:text-properties fo:font-size="16pt" style:text-underline-style="none" fo:font-weight="normal" officeooo:rsid="00e29b88" officeooo:paragraph-rsid="000e62db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font-size="16pt" style:text-underline-style="none" fo:font-weight="normal" officeooo:rsid="00655fab" officeooo:paragraph-rsid="000e62db" style:font-size-asian="14pt" style:font-weight-asian="normal" style:font-size-complex="16pt" style:font-weight-complex="normal"/>
    </style:style>
    <style:style style:name="P16" style:family="paragraph" style:parent-style-name="Text_20_body">
      <style:text-properties fo:font-size="16pt" style:text-underline-style="none" fo:font-weight="normal" officeooo:rsid="000fa5b4" officeooo:paragraph-rsid="000e62db" style:font-size-asian="14pt" style:font-weight-asian="normal" style:font-size-complex="16pt" style:font-weight-complex="normal"/>
    </style:style>
    <style:style style:name="P17" style:family="paragraph" style:parent-style-name="Text_20_body">
      <style:text-properties fo:font-size="16pt" style:text-underline-style="none" fo:font-weight="normal" officeooo:rsid="00126f88" officeooo:paragraph-rsid="00126f88" style:font-size-asian="14pt" style:font-weight-asian="normal" style:font-size-complex="16pt" style:font-weight-complex="normal"/>
    </style:style>
    <style:style style:name="P18" style:family="paragraph" style:parent-style-name="Text_20_body">
      <style:text-properties fo:font-size="16pt" style:text-underline-style="none" fo:font-weight="normal" officeooo:rsid="0015369b" officeooo:paragraph-rsid="0015369b" style:font-size-asian="14pt" style:font-weight-asian="normal" style:font-size-complex="16pt" style:font-weight-complex="normal"/>
    </style:style>
    <style:style style:name="P19" style:family="paragraph" style:parent-style-name="Text_20_body">
      <style:text-properties fo:font-size="16pt" style:text-underline-style="none" fo:font-weight="normal" officeooo:rsid="0016a623" officeooo:paragraph-rsid="001c5ca4" style:font-size-asian="14pt" style:font-weight-asian="normal" style:font-size-complex="16pt" style:font-weight-complex="normal"/>
    </style:style>
    <style:style style:name="P20" style:family="paragraph" style:parent-style-name="Text_20_body">
      <style:text-properties fo:font-size="16pt" style:text-underline-style="none" fo:font-weight="normal" officeooo:rsid="0017e389" officeooo:paragraph-rsid="001c5ca4" style:font-size-asian="14pt" style:font-weight-asian="normal" style:font-size-complex="16pt" style:font-weight-complex="normal"/>
    </style:style>
    <style:style style:name="P21" style:family="paragraph" style:parent-style-name="Text_20_body">
      <style:text-properties fo:font-size="16pt" style:text-underline-style="none" fo:font-weight="normal" officeooo:rsid="002010d3" officeooo:paragraph-rsid="002010d3" style:font-size-asian="14pt" style:font-weight-asian="normal" style:font-size-complex="16pt" style:font-weight-complex="normal"/>
    </style:style>
    <style:style style:name="P22" style:family="paragraph" style:parent-style-name="Text_20_body">
      <style:text-properties fo:font-size="16pt" style:text-underline-style="none" fo:font-weight="normal" officeooo:rsid="0020da08" officeooo:paragraph-rsid="0020da08" style:font-size-asian="14pt" style:font-weight-asian="normal" style:font-size-complex="16pt" style:font-weight-complex="normal"/>
    </style:style>
    <style:style style:name="P23" style:family="paragraph" style:parent-style-name="Text_20_body">
      <style:text-properties fo:font-size="16pt" style:text-underline-style="none" fo:font-weight="normal" officeooo:rsid="00228be8" officeooo:paragraph-rsid="00228be8" style:font-size-asian="14pt" style:font-weight-asian="normal" style:font-size-complex="16pt" style:font-weight-complex="normal"/>
    </style:style>
    <style:style style:name="P24" style:family="paragraph" style:parent-style-name="Text_20_body">
      <style:text-properties fo:font-size="16pt" style:text-underline-style="none" fo:font-weight="normal" officeooo:rsid="002783f7" officeooo:paragraph-rsid="002783f7" style:font-size-asian="14pt" style:font-weight-asian="normal" style:font-size-complex="16pt" style:font-weight-complex="normal"/>
    </style:style>
    <style:style style:name="P25" style:family="paragraph" style:parent-style-name="Text_20_body">
      <style:text-properties fo:font-size="16pt" style:text-underline-style="none" fo:font-weight="normal" officeooo:rsid="002a31fa" officeooo:paragraph-rsid="002a31fa" style:font-size-asian="14pt" style:font-weight-asian="normal" style:font-size-complex="16pt" style:font-weight-complex="normal"/>
    </style:style>
    <style:style style:name="P26" style:family="paragraph" style:parent-style-name="Text_20_body">
      <style:text-properties fo:font-size="16pt" style:text-underline-style="none" fo:font-weight="normal" officeooo:rsid="002adf35" officeooo:paragraph-rsid="002adf35" style:font-size-asian="14pt" style:font-weight-asian="normal" style:font-size-complex="16pt" style:font-weight-complex="normal"/>
    </style:style>
    <style:style style:name="P27" style:family="paragraph" style:parent-style-name="Text_20_body">
      <style:text-properties fo:font-size="16pt" style:text-underline-style="none" fo:font-weight="normal" officeooo:rsid="002b8a2f" officeooo:paragraph-rsid="002b8a2f" style:font-size-asian="14pt" style:font-weight-asian="normal" style:font-size-complex="16pt" style:font-weight-complex="normal"/>
    </style:style>
    <style:style style:name="P28" style:family="paragraph" style:parent-style-name="Text_20_body">
      <style:text-properties fo:font-size="16pt" style:text-underline-style="none" fo:font-weight="normal" officeooo:rsid="002caae7" officeooo:paragraph-rsid="002caae7" style:font-size-asian="14pt" style:font-weight-asian="normal" style:font-size-complex="16pt" style:font-weight-complex="normal"/>
    </style:style>
    <style:style style:name="P29" style:family="paragraph" style:parent-style-name="Text_20_body" style:list-style-name="L2">
      <style:text-properties fo:font-size="16pt" style:text-underline-style="none" fo:font-weight="normal" officeooo:rsid="002e99db" officeooo:paragraph-rsid="002e99db" style:font-size-asian="14pt" style:font-weight-asian="normal" style:font-size-complex="16pt" style:font-weight-complex="normal"/>
    </style:style>
    <style:style style:name="P30" style:family="paragraph" style:parent-style-name="Text_20_body" style:list-style-name="L2">
      <style:text-properties fo:font-size="16pt" style:text-underline-style="none" fo:font-weight="normal" officeooo:rsid="0032374e" officeooo:paragraph-rsid="0032374e" style:font-size-asian="14pt" style:font-weight-asian="normal" style:font-size-complex="16pt" style:font-weight-complex="normal"/>
    </style:style>
    <style:style style:name="P31" style:family="paragraph" style:parent-style-name="Text_20_body">
      <style:text-properties fo:font-size="16pt" style:text-underline-style="none" fo:font-weight="normal" officeooo:rsid="00330677" officeooo:paragraph-rsid="0070d9e5" style:font-size-asian="14pt" style:font-weight-asian="normal" style:font-size-complex="16pt" style:font-weight-complex="normal"/>
    </style:style>
    <style:style style:name="P32" style:family="paragraph" style:parent-style-name="Text_20_body">
      <style:text-properties fo:font-size="16pt" style:text-underline-style="none" fo:font-weight="normal" officeooo:rsid="0033f250" officeooo:paragraph-rsid="0070d9e5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solid" style:text-underline-width="auto" style:text-underline-color="font-color" fo:font-weight="normal" officeooo:rsid="00348cf8" officeooo:paragraph-rsid="0070d9e5" style:font-size-asian="14pt" style:font-weight-asian="normal" style:font-size-complex="16pt" style:font-weight-complex="normal"/>
    </style:style>
    <style:style style:name="P34" style:family="paragraph" style:parent-style-name="Text_20_body">
      <style:text-properties fo:font-size="16pt" style:text-underline-style="none" fo:font-weight="normal" officeooo:rsid="0034b204" officeooo:paragraph-rsid="0070d9e5" style:font-size-asian="14pt" style:font-weight-asian="normal" style:font-size-complex="16pt" style:font-weight-complex="normal"/>
    </style:style>
    <style:style style:name="P35" style:family="paragraph" style:parent-style-name="Text_20_body">
      <style:text-properties fo:font-size="16pt" style:text-underline-style="none" fo:font-weight="normal" officeooo:rsid="00468753" officeooo:paragraph-rsid="0070d9e5" style:font-size-asian="14pt" style:font-weight-asian="normal" style:font-size-complex="16pt" style:font-weight-complex="normal"/>
    </style:style>
    <style:style style:name="P36" style:family="paragraph" style:parent-style-name="Text_20_body">
      <style:text-properties fo:font-size="16pt" style:text-underline-style="none" fo:font-weight="normal" officeooo:rsid="004992b2" officeooo:paragraph-rsid="0070d9e5" style:font-size-asian="14pt" style:font-weight-asian="normal" style:font-size-complex="16pt" style:font-weight-complex="normal"/>
    </style:style>
    <style:style style:name="P37" style:family="paragraph" style:parent-style-name="Text_20_body">
      <style:text-properties fo:font-size="16pt" style:text-underline-style="none" fo:font-weight="normal" officeooo:rsid="004c0c7d" officeooo:paragraph-rsid="0070d9e5" style:font-size-asian="14pt" style:font-weight-asian="normal" style:font-size-complex="16pt" style:font-weight-complex="normal"/>
    </style:style>
    <style:style style:name="P38" style:family="paragraph" style:parent-style-name="Text_20_body">
      <style:text-properties fo:font-size="16pt" style:text-underline-style="none" fo:font-weight="normal" officeooo:rsid="004c3ae8" officeooo:paragraph-rsid="0070d9e5" style:font-size-asian="14pt" style:font-weight-asian="normal" style:font-size-complex="16pt" style:font-weight-complex="normal"/>
    </style:style>
    <style:style style:name="P39" style:family="paragraph" style:parent-style-name="Text_20_body">
      <style:text-properties fo:font-size="16pt" style:text-underline-style="none" fo:font-weight="normal" officeooo:rsid="004e5b77" officeooo:paragraph-rsid="0070d9e5" style:font-size-asian="14pt" style:font-weight-asian="normal" style:font-size-complex="16pt" style:font-weight-complex="normal"/>
    </style:style>
    <style:style style:name="P40" style:family="paragraph" style:parent-style-name="Text_20_body">
      <style:text-properties fo:font-size="16pt" style:text-underline-style="none" fo:font-weight="normal" officeooo:rsid="004fa329" officeooo:paragraph-rsid="0070d9e5" style:font-size-asian="14pt" style:font-weight-asian="normal" style:font-size-complex="16pt" style:font-weight-complex="normal"/>
    </style:style>
    <style:style style:name="P41" style:family="paragraph" style:parent-style-name="Text_20_body">
      <style:text-properties fo:font-size="16pt" style:text-underline-style="none" fo:font-weight="normal" officeooo:rsid="0052cc5b" officeooo:paragraph-rsid="0070d9e5" style:font-size-asian="14pt" style:font-weight-asian="normal" style:font-size-complex="16pt" style:font-weight-complex="normal"/>
    </style:style>
    <style:style style:name="P42" style:family="paragraph" style:parent-style-name="Text_20_body">
      <style:text-properties fo:font-size="16pt" style:text-underline-style="none" fo:font-weight="normal" officeooo:rsid="0054a0b2" officeooo:paragraph-rsid="0070d9e5" style:font-size-asian="14pt" style:font-weight-asian="normal" style:font-size-complex="16pt" style:font-weight-complex="normal"/>
    </style:style>
    <style:style style:name="P43" style:family="paragraph" style:parent-style-name="Text_20_body">
      <style:text-properties fo:font-size="16pt" style:text-underline-style="none" fo:font-weight="normal" officeooo:rsid="0054a3e5" officeooo:paragraph-rsid="0070d9e5" style:font-size-asian="14pt" style:font-weight-asian="normal" style:font-size-complex="16pt" style:font-weight-complex="normal"/>
    </style:style>
    <style:style style:name="P44" style:family="paragraph" style:parent-style-name="Text_20_body" style:list-style-name="L3">
      <style:text-properties fo:font-size="16pt" style:text-underline-style="none" fo:font-weight="normal" officeooo:rsid="0055c097" officeooo:paragraph-rsid="0070d9e5" style:font-size-asian="14pt" style:font-weight-asian="normal" style:font-size-complex="16pt" style:font-weight-complex="normal"/>
    </style:style>
    <style:style style:name="P45" style:family="paragraph" style:parent-style-name="Text_20_body" style:list-style-name="L3">
      <style:text-properties fo:font-size="16pt" style:text-underline-style="none" fo:font-weight="normal" officeooo:rsid="0057756f" officeooo:paragraph-rsid="0070d9e5" style:font-size-asian="14pt" style:font-weight-asian="normal" style:font-size-complex="16pt" style:font-weight-complex="normal"/>
    </style:style>
    <style:style style:name="P46" style:family="paragraph" style:parent-style-name="Text_20_body">
      <style:text-properties fo:font-size="16pt" style:text-underline-style="none" fo:font-weight="normal" officeooo:rsid="00330677" officeooo:paragraph-rsid="00330677" style:font-size-asian="14pt" style:font-weight-asian="normal" style:font-size-complex="16pt" style:font-weight-complex="normal"/>
    </style:style>
    <style:style style:name="P47" style:family="paragraph" style:parent-style-name="Text_20_body">
      <style:text-properties fo:font-size="16pt" style:text-underline-style="none" fo:font-weight="normal" officeooo:rsid="0033f250" officeooo:paragraph-rsid="0033f250" style:font-size-asian="14pt" style:font-weight-asian="normal" style:font-size-complex="16pt" style:font-weight-complex="normal"/>
    </style:style>
    <style:style style:name="P48" style:family="paragraph" style:parent-style-name="Text_20_body">
      <style:text-properties fo:font-size="16pt" style:text-underline-style="solid" style:text-underline-width="auto" style:text-underline-color="font-color" fo:font-weight="normal" officeooo:rsid="00348cf8" officeooo:paragraph-rsid="00348cf8" style:font-size-asian="14pt" style:font-weight-asian="normal" style:font-size-complex="16pt" style:font-weight-complex="normal"/>
    </style:style>
    <style:style style:name="P49" style:family="paragraph" style:parent-style-name="Text_20_body">
      <style:text-properties fo:font-size="16pt" style:text-underline-style="none" fo:font-weight="normal" officeooo:rsid="0034b204" officeooo:paragraph-rsid="0034b204" style:font-size-asian="14pt" style:font-weight-asian="normal" style:font-size-complex="16pt" style:font-weight-complex="normal"/>
    </style:style>
    <style:style style:name="P50" style:family="paragraph" style:parent-style-name="Text_20_body">
      <style:text-properties fo:font-size="16pt" style:text-underline-style="none" fo:font-weight="normal" officeooo:rsid="00468753" officeooo:paragraph-rsid="00468753" style:font-size-asian="14pt" style:font-weight-asian="normal" style:font-size-complex="16pt" style:font-weight-complex="normal"/>
    </style:style>
    <style:style style:name="P51" style:family="paragraph" style:parent-style-name="Text_20_body">
      <style:text-properties fo:font-size="16pt" style:text-underline-style="none" fo:font-weight="normal" officeooo:rsid="004992b2" officeooo:paragraph-rsid="004992b2" style:font-size-asian="14pt" style:font-weight-asian="normal" style:font-size-complex="16pt" style:font-weight-complex="normal"/>
    </style:style>
    <style:style style:name="P52" style:family="paragraph" style:parent-style-name="Text_20_body">
      <style:text-properties fo:font-size="16pt" style:text-underline-style="none" fo:font-weight="normal" officeooo:rsid="004c0c7d" officeooo:paragraph-rsid="004c0c7d" style:font-size-asian="14pt" style:font-weight-asian="normal" style:font-size-complex="16pt" style:font-weight-complex="normal"/>
    </style:style>
    <style:style style:name="P53" style:family="paragraph" style:parent-style-name="Text_20_body">
      <style:text-properties fo:font-size="16pt" style:text-underline-style="none" fo:font-weight="normal" officeooo:rsid="004c3ae8" officeooo:paragraph-rsid="004c3ae8" style:font-size-asian="14pt" style:font-weight-asian="normal" style:font-size-complex="16pt" style:font-weight-complex="normal"/>
    </style:style>
    <style:style style:name="P54" style:family="paragraph" style:parent-style-name="Text_20_body">
      <style:text-properties fo:font-size="16pt" style:text-underline-style="none" fo:font-weight="normal" officeooo:rsid="004e5b77" officeooo:paragraph-rsid="004e5b77" style:font-size-asian="14pt" style:font-weight-asian="normal" style:font-size-complex="16pt" style:font-weight-complex="normal"/>
    </style:style>
    <style:style style:name="P55" style:family="paragraph" style:parent-style-name="Text_20_body">
      <style:text-properties fo:font-size="16pt" style:text-underline-style="none" fo:font-weight="normal" officeooo:rsid="004fa329" officeooo:paragraph-rsid="004fa329" style:font-size-asian="14pt" style:font-weight-asian="normal" style:font-size-complex="16pt" style:font-weight-complex="normal"/>
    </style:style>
    <style:style style:name="P56" style:family="paragraph" style:parent-style-name="Text_20_body">
      <style:text-properties fo:font-size="16pt" style:text-underline-style="none" fo:font-weight="normal" officeooo:rsid="0052cc5b" officeooo:paragraph-rsid="0052cc5b" style:font-size-asian="14pt" style:font-weight-asian="normal" style:font-size-complex="16pt" style:font-weight-complex="normal"/>
    </style:style>
    <style:style style:name="P57" style:family="paragraph" style:parent-style-name="Text_20_body">
      <style:text-properties fo:font-size="16pt" style:text-underline-style="none" fo:font-weight="normal" officeooo:rsid="0054a0b2" officeooo:paragraph-rsid="0054a0b2" style:font-size-asian="14pt" style:font-weight-asian="normal" style:font-size-complex="16pt" style:font-weight-complex="normal"/>
    </style:style>
    <style:style style:name="P58" style:family="paragraph" style:parent-style-name="Text_20_body">
      <style:text-properties fo:font-size="16pt" style:text-underline-style="none" fo:font-weight="normal" officeooo:rsid="0054a3e5" officeooo:paragraph-rsid="0054a3e5" style:font-size-asian="14pt" style:font-weight-asian="normal" style:font-size-complex="16pt" style:font-weight-complex="normal"/>
    </style:style>
    <style:style style:name="P59" style:family="paragraph" style:parent-style-name="Text_20_body" style:list-style-name="L3">
      <style:text-properties fo:font-size="16pt" style:text-underline-style="none" fo:font-weight="normal" officeooo:rsid="0055c097" officeooo:paragraph-rsid="0055c097" style:font-size-asian="14pt" style:font-weight-asian="normal" style:font-size-complex="16pt" style:font-weight-complex="normal"/>
    </style:style>
    <style:style style:name="P60" style:family="paragraph" style:parent-style-name="Text_20_body" style:list-style-name="L3">
      <style:text-properties fo:font-size="16pt" style:text-underline-style="none" fo:font-weight="normal" officeooo:rsid="0057756f" officeooo:paragraph-rsid="0057756f" style:font-size-asian="14pt" style:font-weight-asian="normal" style:font-size-complex="16pt" style:font-weight-complex="normal"/>
    </style:style>
    <style:style style:name="P61" style:family="paragraph" style:parent-style-name="Text_20_body">
      <style:text-properties fo:font-size="16pt" style:text-underline-style="none" fo:font-weight="normal" officeooo:rsid="0059bd1e" officeooo:paragraph-rsid="0059bd1e" style:font-size-asian="14pt" style:font-weight-asian="normal" style:font-size-complex="16pt" style:font-weight-complex="normal"/>
    </style:style>
    <style:style style:name="P62" style:family="paragraph" style:parent-style-name="Text_20_body">
      <style:text-properties fo:font-size="16pt" style:text-underline-style="none" fo:font-weight="normal" officeooo:rsid="005b58af" officeooo:paragraph-rsid="005b58af" style:font-size-asian="14pt" style:font-weight-asian="normal" style:font-size-complex="16pt" style:font-weight-complex="normal"/>
    </style:style>
    <style:style style:name="P63" style:family="paragraph" style:parent-style-name="Text_20_body">
      <style:text-properties fo:font-size="16pt" style:text-underline-style="none" fo:font-weight="normal" officeooo:rsid="005e1a9c" officeooo:paragraph-rsid="005e1a9c" style:font-size-asian="14pt" style:font-weight-asian="normal" style:font-size-complex="16pt" style:font-weight-complex="normal"/>
    </style:style>
    <style:style style:name="P64" style:family="paragraph" style:parent-style-name="Text_20_body">
      <style:text-properties fo:font-size="16pt" style:text-underline-style="none" fo:font-weight="normal" officeooo:rsid="005fcaeb" officeooo:paragraph-rsid="005fcaeb" style:font-size-asian="14pt" style:font-weight-asian="normal" style:font-size-complex="16pt" style:font-weight-complex="normal"/>
    </style:style>
    <style:style style:name="P65" style:family="paragraph" style:parent-style-name="Text_20_body">
      <style:text-properties fo:font-size="16pt" style:text-underline-style="none" fo:font-weight="normal" officeooo:rsid="006144cb" officeooo:paragraph-rsid="006144cb" style:font-size-asian="14pt" style:font-weight-asian="normal" style:font-size-complex="16pt" style:font-weight-complex="normal"/>
    </style:style>
    <style:style style:name="P66" style:family="paragraph" style:parent-style-name="Text_20_body">
      <style:text-properties fo:font-size="16pt" style:text-underline-style="none" fo:font-weight="normal" officeooo:rsid="00633e00" officeooo:paragraph-rsid="00633e00" style:font-size-asian="14pt" style:font-weight-asian="normal" style:font-size-complex="16pt" style:font-weight-complex="normal"/>
    </style:style>
    <style:style style:name="P67" style:family="paragraph" style:parent-style-name="Text_20_body">
      <style:text-properties fo:font-size="16pt" style:text-underline-style="none" fo:font-weight="normal" officeooo:rsid="00641585" officeooo:paragraph-rsid="00641585" style:font-size-asian="14pt" style:font-weight-asian="normal" style:font-size-complex="16pt" style:font-weight-complex="normal"/>
    </style:style>
    <style:style style:name="P68" style:family="paragraph" style:parent-style-name="Text_20_body">
      <style:text-properties fo:font-size="16pt" style:text-underline-style="none" fo:font-weight="normal" officeooo:rsid="006b2a46" officeooo:paragraph-rsid="006b2a46" style:font-size-asian="14pt" style:font-weight-asian="normal" style:font-size-complex="16pt" style:font-weight-complex="normal"/>
    </style:style>
    <style:style style:name="P69" style:family="paragraph" style:parent-style-name="Text_20_body" style:list-style-name="L4">
      <style:text-properties fo:font-size="16pt" style:text-underline-style="none" fo:font-weight="normal" officeooo:rsid="006e3351" officeooo:paragraph-rsid="006e3351" style:font-size-asian="14pt" style:font-weight-asian="normal" style:font-size-complex="16pt" style:font-weight-complex="normal"/>
    </style:style>
    <style:style style:name="P70" style:family="paragraph" style:parent-style-name="Text_20_body">
      <style:text-properties fo:font-size="16pt" style:text-underline-style="none" fo:font-weight="normal" officeooo:rsid="007094d1" officeooo:paragraph-rsid="007094d1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a933" loext:opacity="100%" fo:font-weight="bold" style:font-weight-asian="bold" style:font-weight-complex="bold"/>
    </style:style>
    <style:style style:name="T3" style:family="text">
      <style:text-properties officeooo:rsid="00d18372"/>
    </style:style>
    <style:style style:name="T4" style:family="text">
      <style:text-properties officeooo:rsid="00d61f5b"/>
    </style:style>
    <style:style style:name="T5" style:family="text">
      <style:text-properties officeooo:rsid="00d6a3bc"/>
    </style:style>
    <style:style style:name="T6" style:family="text">
      <style:text-properties officeooo:rsid="00d9d521"/>
    </style:style>
    <style:style style:name="T7" style:family="text">
      <style:text-properties officeooo:rsid="00db721b"/>
    </style:style>
    <style:style style:name="T8" style:family="text">
      <style:text-properties officeooo:rsid="00dd1bff"/>
    </style:style>
    <style:style style:name="T9" style:family="text">
      <style:text-properties officeooo:rsid="00dee69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4715b" style:font-weight-asian="bold" style:font-weight-complex="bold"/>
    </style:style>
    <style:style style:name="T12" style:family="text">
      <style:text-properties officeooo:rsid="0010cd23"/>
    </style:style>
    <style:style style:name="T13" style:family="text">
      <style:text-properties officeooo:rsid="001566f5"/>
    </style:style>
    <style:style style:name="T14" style:family="text">
      <style:text-properties officeooo:rsid="001a63bb"/>
    </style:style>
    <style:style style:name="T15" style:family="text">
      <style:text-properties officeooo:rsid="001ab67a"/>
    </style:style>
    <style:style style:name="T16" style:family="text">
      <style:text-properties officeooo:rsid="001c5ca4"/>
    </style:style>
    <style:style style:name="T17" style:family="text">
      <style:text-properties officeooo:rsid="001dd625"/>
    </style:style>
    <style:style style:name="T18" style:family="text">
      <style:text-properties officeooo:rsid="001d56cc"/>
    </style:style>
    <style:style style:name="T19" style:family="text">
      <style:text-properties officeooo:rsid="001e9b1d"/>
    </style:style>
    <style:style style:name="T20" style:family="text">
      <style:text-properties officeooo:rsid="0020da08"/>
    </style:style>
    <style:style style:name="T21" style:family="text">
      <style:text-properties officeooo:rsid="002132c7"/>
    </style:style>
    <style:style style:name="T22" style:family="text">
      <style:text-properties officeooo:rsid="00238e73"/>
    </style:style>
    <style:style style:name="T23" style:family="text">
      <style:text-properties officeooo:rsid="00228be8"/>
    </style:style>
    <style:style style:name="T24" style:family="text">
      <style:text-properties officeooo:rsid="0025729f"/>
    </style:style>
    <style:style style:name="T25" style:family="text">
      <style:text-properties officeooo:rsid="00293c67"/>
    </style:style>
    <style:style style:name="T26" style:family="text">
      <style:text-properties officeooo:rsid="002e99db"/>
    </style:style>
    <style:style style:name="T27" style:family="text">
      <style:text-properties officeooo:rsid="002a31fa"/>
    </style:style>
    <style:style style:name="T28" style:family="text">
      <style:text-properties officeooo:rsid="002adf35"/>
    </style:style>
    <style:style style:name="T29" style:family="text">
      <style:text-properties officeooo:rsid="002b8a2f"/>
    </style:style>
    <style:style style:name="T30" style:family="text">
      <style:text-properties officeooo:rsid="002da6a0"/>
    </style:style>
    <style:style style:name="T31" style:family="text">
      <style:text-properties officeooo:rsid="0030c065"/>
    </style:style>
    <style:style style:name="T32" style:family="text">
      <style:text-properties fo:font-weight="bold" officeooo:rsid="007649c9" style:font-weight-asian="bold" style:font-weight-complex="bold"/>
    </style:style>
    <style:style style:name="T33" style:family="text">
      <style:text-properties fo:color="#00a933" loext:opacity="100%" fo:font-weight="bold" officeooo:rsid="0072a115" style:font-weight-asian="bold" style:font-weight-complex="bold"/>
    </style:style>
    <style:style style:name="T34" style:family="text">
      <style:text-properties fo:color="#00a933" loext:opacity="100%" fo:font-weight="bold" officeooo:rsid="007649c9" style:font-weight-asian="bold" style:font-weight-complex="bold"/>
    </style:style>
    <style:style style:name="T35" style:family="text">
      <style:text-properties officeooo:rsid="003e7ad9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3fe6da"/>
    </style:style>
    <style:style style:name="T38" style:family="text">
      <style:text-properties officeooo:rsid="004533cb"/>
    </style:style>
    <style:style style:name="T39" style:family="text">
      <style:text-properties officeooo:rsid="00468753"/>
    </style:style>
    <style:style style:name="T40" style:family="text">
      <style:text-properties officeooo:rsid="0075f3c6"/>
    </style:style>
    <style:style style:name="T41" style:family="text">
      <style:text-properties officeooo:rsid="0077cbb2"/>
    </style:style>
    <style:style style:name="T42" style:family="text">
      <style:text-properties officeooo:rsid="00485455"/>
    </style:style>
    <style:style style:name="T43" style:family="text">
      <style:text-properties officeooo:rsid="00796489"/>
    </style:style>
    <style:style style:name="T44" style:family="text">
      <style:text-properties officeooo:rsid="007b0890"/>
    </style:style>
    <style:style style:name="T45" style:family="text">
      <style:text-properties officeooo:rsid="007b1ac4"/>
    </style:style>
    <style:style style:name="T46" style:family="text">
      <style:text-properties officeooo:rsid="004b19db"/>
    </style:style>
    <style:style style:name="T47" style:family="text">
      <style:text-properties officeooo:rsid="007ccb45"/>
    </style:style>
    <style:style style:name="T48" style:family="text">
      <style:text-properties officeooo:rsid="004c16f2"/>
    </style:style>
    <style:style style:name="T49" style:family="text">
      <style:text-properties officeooo:rsid="007d5029"/>
    </style:style>
    <style:style style:name="T50" style:family="text">
      <style:text-properties officeooo:rsid="004d870c"/>
    </style:style>
    <style:style style:name="T51" style:family="text">
      <style:text-properties officeooo:rsid="004edcfd"/>
    </style:style>
    <style:style style:name="T52" style:family="text">
      <style:text-properties officeooo:rsid="00518ba9"/>
    </style:style>
    <style:style style:name="T53" style:family="text">
      <style:text-properties officeooo:rsid="00819710"/>
    </style:style>
    <style:style style:name="T54" style:family="text">
      <style:text-properties officeooo:rsid="005d2e2e"/>
    </style:style>
    <style:style style:name="T55" style:family="text">
      <style:text-properties officeooo:rsid="005e483b"/>
    </style:style>
    <style:style style:name="T56" style:family="text">
      <style:text-properties officeooo:rsid="005fcaeb"/>
    </style:style>
    <style:style style:name="T57" style:family="text">
      <style:text-properties officeooo:rsid="006144cb"/>
    </style:style>
    <style:style style:name="T58" style:family="text">
      <style:text-properties officeooo:rsid="00633e00"/>
    </style:style>
    <style:style style:name="T59" style:family="text">
      <style:text-properties officeooo:rsid="00641585"/>
    </style:style>
    <style:style style:name="T60" style:family="text">
      <style:text-properties officeooo:rsid="0065fa57"/>
    </style:style>
    <style:style style:name="T61" style:family="text">
      <style:text-properties officeooo:rsid="0064b6f3"/>
    </style:style>
    <style:style style:name="T62" style:family="text">
      <style:text-properties officeooo:rsid="00654a15"/>
    </style:style>
    <style:style style:name="T63" style:family="text">
      <style:text-properties officeooo:rsid="006b2a46"/>
    </style:style>
    <style:style style:name="T64" style:family="text">
      <style:text-properties officeooo:rsid="006c4ee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s</text:p>
      <text:p text:style-name="P2"/>
      <text:p text:style-name="P3"><text:span text:style-name="T1">Use Case:</text:span> <text:span text:style-name="T2">Create Supplier</text:span></text:p>
      <text:p text:style-name="P3"><text:span text:style-name="T1">Input:</text:span> <text:span text:style-name="T3">Supplier’s data that must be stored in the database.</text:span></text:p>
      <text:p text:style-name="P4"><text:span text:style-name="T1">Output:</text:span> A message indicating that the supplier is created or failed.</text:p>
      <text:p text:style-name="P5">1. <text:span text:style-name="T4">Admin clicks a link/button to display the form for creating a supplier.</text:span></text:p>
      <text:p text:style-name="P6">2. <text:span text:style-name="T5">System displays the form to create a supplier.</text:span></text:p>
      <text:p text:style-name="P7">3. Admin enters supplier’s data in the form.</text:p>
      <text:p text:style-name="P8">4. <text:span text:style-name="T6">Admin clicks the create supplier button to create the supplier.</text:span></text:p>
      <text:p text:style-name="P9">5. <text:span text:style-name="T7">System checks the form input that it does not violate any constraints.</text:span></text:p>
      <text:p text:style-name="P10">6. <text:span text:style-name="T8">System creates a new supplier.</text:span></text:p>
      <text:p text:style-name="P11">7. <text:span text:style-name="T9">System displays a message indicating that the supplier is created successfully.</text:span></text:p>
      <text:p text:style-name="P11"/>
      <text:p text:style-name="P12">Extensions</text:p>
      <text:p text:style-name="P12">5a. Invalid Form Data</text:p>
      <text:list text:style-name="L1">
        <text:list-item>
          <text:p text:style-name="P13">System informs admin that form input is invalid.</text:p>
        </text:list-item>
        <text:list-item>
          <text:p text:style-name="P14">Admin can correct form input or cancel.</text:p>
        </text:list-item>
      </text:list>
      <text:p text:style-name="P15">____________________________________________________________</text:p>
      <text:p text:style-name="P16"><text:span text:style-name="T1">Use Case:</text:span> <text:span text:style-name="T10">E</text:span><text:span text:style-name="T11">dit </text:span><text:span text:style-name="T10">S</text:span><text:span text:style-name="T11">upplier.</text:span></text:p>
      <text:p text:style-name="P16"><text:span text:style-name="T1">Input:</text:span> <text:span text:style-name="T12">Supplier’s data along with new updates.</text:span></text:p>
      <text:p text:style-name="P17"><text:span text:style-name="T1">Output:</text:span> A message indicating that the supplier’s data is updated successfully or failed to update.</text:p>
      <text:p text:style-name="P18">1. <text:span text:style-name="T13">Admin clicks a link/button </text:span><text:span text:style-name="T14">to </text:span><text:span text:style-name="T15">view active suppliers.</text:span></text:p>
      <text:p text:style-name="P19">2. <text:span text:style-name="T16">System fetches data for activ</text:span><text:span text:style-name="T17">e</text:span><text:span text:style-name="T16"> suppliers.</text:span></text:p>
      <text:p text:style-name="P20"><text:soft-page-break/><text:span text:style-name="T16">3. </text:span>System <text:span text:style-name="T18">displays activ</text:span><text:span text:style-name="T19">e </text:span><text:span text:style-name="T18">suppliers.</text:span></text:p>
      <text:p text:style-name="P21">4. <text:span text:style-name="T20">Admin selects an option to edit a supplier.</text:span></text:p>
      <text:p text:style-name="P22">5. <text:span text:style-name="T21">System display</text:span><text:span text:style-name="T22">s</text:span><text:span text:style-name="T21"> a form for editing supplier’s </text:span><text:span text:style-name="T23">data.</text:span></text:p>
      <text:p text:style-name="P23">6. <text:span text:style-name="T24">Admin edits supplier’s data.</text:span></text:p>
      <text:p text:style-name="P24">7. <text:span text:style-name="T25">System checks if </text:span><text:span text:style-name="T26">form input</text:span><text:span text:style-name="T27"> do not violate any constraints.</text:span></text:p>
      <text:p text:style-name="P25">8. <text:span text:style-name="T28">System updates supplier’s data.</text:span></text:p>
      <text:p text:style-name="P26">9. <text:span text:style-name="T29">System displays a message indicating that the update was successful.</text:span></text:p>
      <text:p text:style-name="P26"/>
      <text:p text:style-name="P27">Extensions</text:p>
      <text:p text:style-name="P28">7a. <text:span text:style-name="T30">Edits Violate Constraints</text:span></text:p>
      <text:list text:style-name="L2">
        <text:list-item>
          <text:p text:style-name="P29">System informs admin that for<text:span text:style-name="T31">m input violate constraints.</text:span></text:p>
        </text:list-item>
        <text:list-item>
          <text:p text:style-name="P30">Admin can correct form input or cancel.</text:p>
        </text:list-item>
      </text:list>
      <text:p text:style-name="P31">____________________________________________________________</text:p>
      <text:p text:style-name="P32"><text:span text:style-name="T1">Use Case:</text:span><text:span text:style-name="T32"> </text:span><text:span text:style-name="T33">A</text:span><text:span text:style-name="T34">ctivate </text:span><text:span text:style-name="T2">S</text:span><text:span text:style-name="T34">upplier</text:span></text:p>
      <text:p text:style-name="P32"><text:span text:style-name="T1">Input:</text:span> <text:span text:style-name="T35">Supplier’s ID.</text:span></text:p>
      <text:p text:style-name="P33">Output:<text:span text:style-name="T36"> </text:span><text:span text:style-name="T37">A message indicating that the supplier is activated or failed to activate.</text:span></text:p>
      <text:p text:style-name="P34">1. <text:span text:style-name="T38">Admin clicks a link/button </text:span><text:span text:style-name="T39">to display </text:span><text:span text:style-name="T40">de</text:span><text:span text:style-name="T39">activ</text:span><text:span text:style-name="T41">ated</text:span><text:span text:style-name="T39"> suppliers.</text:span></text:p>
      <text:p text:style-name="P35">2. <text:span text:style-name="T42">System fetches all </text:span><text:span text:style-name="T43">de</text:span><text:span text:style-name="T42">activ</text:span><text:span text:style-name="T44">ate</text:span><text:span text:style-name="T45">d</text:span><text:span text:style-name="T42"> suppliers.</text:span></text:p>
      <text:p text:style-name="P36">3. <text:span text:style-name="T46">System displays </text:span><text:span text:style-name="T47">de</text:span><text:span text:style-name="T46">activ</text:span><text:span text:style-name="T47">ated</text:span><text:span text:style-name="T46"> suppliers.</text:span></text:p>
      <text:p text:style-name="P37">4. <text:span text:style-name="T48">Admin searches </text:span><text:span text:style-name="T49">for or selects</text:span><text:span text:style-name="T48"> a supplier with the given ID or name.</text:span></text:p>
      <text:p text:style-name="P38">5. <text:span text:style-name="T50">System fetches a record of that supplier.</text:span></text:p>
      <text:p text:style-name="P39">6. <text:span text:style-name="T51">System displays the supplier’s record.</text:span></text:p>
      <text:p text:style-name="P40">7. <text:span text:style-name="T52">Admin activates the supplier.</text:span></text:p>
      <text:p text:style-name="P41">8. System displays a message indicating that the supplier is activated.</text:p>
      <text:p text:style-name="P41"/>
      <text:p text:style-name="P42"><text:soft-page-break/>Extensions</text:p>
      <text:p text:style-name="P43">4a. Supplier Not Found</text:p>
      <text:list text:style-name="L3">
        <text:list-item>
          <text:p text:style-name="P44">System informs admin that no such supplier exits.</text:p>
        </text:list-item>
        <text:list-item>
          <text:p text:style-name="P45">Admin can correct the ID or name, or cancel.</text:p>
        </text:list-item>
      </text:list>
      <text:p text:style-name="P46">____________________________________________________________</text:p>
      <text:p text:style-name="P47"><text:span text:style-name="T1">Use Case:</text:span><text:span text:style-name="T32"> </text:span><text:span text:style-name="T2">D</text:span><text:span text:style-name="T34">eactivate </text:span><text:span text:style-name="T2">S</text:span><text:span text:style-name="T34">upplier</text:span></text:p>
      <text:p text:style-name="P47"><text:span text:style-name="T1">Input:</text:span> <text:span text:style-name="T35">Supplier’s ID.</text:span></text:p>
      <text:p text:style-name="P48">Output:<text:span text:style-name="T36"> </text:span><text:span text:style-name="T37">A message indicating that the supplier is deactivated or failed to deactivate.</text:span></text:p>
      <text:p text:style-name="P49">1. <text:span text:style-name="T38">Admin clicks a link/button </text:span><text:span text:style-name="T39">to display active suppliers.</text:span></text:p>
      <text:p text:style-name="P50">2. <text:span text:style-name="T42">System fetches all active suppliers.</text:span></text:p>
      <text:p text:style-name="P51">3. <text:span text:style-name="T46">System displays active suppliers.</text:span></text:p>
      <text:p text:style-name="P52">4. <text:span text:style-name="T48">Admin searches for </text:span><text:span text:style-name="T53">or selects</text:span><text:span text:style-name="T48"> a supplier with the given ID or name.</text:span></text:p>
      <text:p text:style-name="P53">5. <text:span text:style-name="T50">System fetches a record of that supplier.</text:span></text:p>
      <text:p text:style-name="P54">6. <text:span text:style-name="T51">System displays the supplier’s record.</text:span></text:p>
      <text:p text:style-name="P55">7. <text:span text:style-name="T52">Admin deactivates the supplier.</text:span></text:p>
      <text:p text:style-name="P56">8. System displays a message indicating that the supplier is deactivated.</text:p>
      <text:p text:style-name="P56"/>
      <text:p text:style-name="P57">Extensions</text:p>
      <text:p text:style-name="P58">4a. Supplier Not Found</text:p>
      <text:list text:continue-numbering="true" text:style-name="L3">
        <text:list-item>
          <text:p text:style-name="P59">System informs admin that no such supplier exits.</text:p>
        </text:list-item>
        <text:list-item>
          <text:p text:style-name="P60">Admin can correct the ID or name, or cancel.</text:p>
        </text:list-item>
      </text:list>
      <text:p text:style-name="P61">____________________________________________________________</text:p>
      <text:p text:style-name="P62"><text:span text:style-name="T1">Use Case:</text:span> <text:span text:style-name="T2">View Supplier</text:span></text:p>
      <text:p text:style-name="P62"><text:span text:style-name="T1">Input:</text:span> The supplier’s ID or name.</text:p>
      <text:p text:style-name="P62"><text:span text:style-name="T1">Output:</text:span> <text:span text:style-name="T54">The supplier’s data.</text:span></text:p>
      <text:p text:style-name="P63"><text:soft-page-break/>1. <text:span text:style-name="T55">Admin clicks a link/button to view active </text:span><text:span text:style-name="T56">(or deactivated)</text:span><text:span text:style-name="T55"> supplier</text:span><text:span text:style-name="T56">s.</text:span></text:p>
      <text:p text:style-name="P64">2. <text:span text:style-name="T57">System fetches active (or deactivated) suppliers’ data.</text:span></text:p>
      <text:p text:style-name="P65">3. <text:span text:style-name="T58">System displays active (or deactivated) suppliers’ data.</text:span></text:p>
      <text:p text:style-name="P66">4. <text:span text:style-name="T59">Admin searches </text:span><text:span text:style-name="T60">for or </text:span><text:span text:style-name="T61">select</text:span><text:span text:style-name="T62">s</text:span><text:span text:style-name="T59"> a supplier with the given ID or name.</text:span></text:p>
      <text:p text:style-name="P67">5. <text:span text:style-name="T63">System displays the supplier’s data.</text:span></text:p>
      <text:p text:style-name="P67"/>
      <text:p text:style-name="P68">Extensions</text:p>
      <text:p text:style-name="P68">4a. <text:span text:style-name="T64">Supplier Not Found</text:span></text:p>
      <text:list text:style-name="L4">
        <text:list-item>
          <text:p text:style-name="P69">System informs admin that no such supplier exists.</text:p>
        </text:list-item>
        <text:list-item>
          <text:p text:style-name="P69">Admin can correct the ID or name or cancel.</text:p>
        </text:list-item>
      </text:list>
      <text:p text:style-name="P70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21:46:00.595351468</meta:creation-date>
    <dc:date>2025-12-01T05:30:22.307800173</dc:date>
    <meta:editing-duration>PT11H49M6S</meta:editing-duration>
    <meta:editing-cycles>110</meta:editing-cycles>
    <meta:generator>LibreOffice/25.8.3.2$Linux_X86_64 LibreOffice_project/580$Build-2</meta:generator>
    <meta:document-statistic meta:table-count="0" meta:image-count="0" meta:object-count="0" meta:page-count="4" meta:paragraph-count="78" meta:word-count="547" meta:character-count="3589" meta:non-whitespace-character-count="3130"/>
  </office:meta>
</office:document-meta>
</file>